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33cm" style:rel-column-width="16319*"/>
    </style:style>
    <style:style style:name="Table1.B" style:family="table-column">
      <style:table-column-properties style:column-width="12.767cm" style:rel-column-width="4921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33cm" style:rel-column-width="16319*"/>
    </style:style>
    <style:style style:name="Table2.B" style:family="table-column">
      <style:table-column-properties style:column-width="12.767cm" style:rel-column-width="4921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33cm" style:rel-column-width="16319*"/>
    </style:style>
    <style:style style:name="Table3.B" style:family="table-column">
      <style:table-column-properties style:column-width="12.767cm" style:rel-column-width="4921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4.233cm" style:rel-column-width="16319*"/>
    </style:style>
    <style:style style:name="Table4.B" style:family="table-column">
      <style:table-column-properties style:column-width="12.767cm" style:rel-column-width="4921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1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style:font-name="Umpush"/>
    </style:style>
    <style:style style:name="P3" style:family="paragraph" style:parent-style-name="Text_20_body">
      <style:paragraph-properties fo:text-align="center" style:justify-single-word="false"/>
      <style:text-properties style:font-name="Umpush" fo:font-size="96pt" fo:font-weight="bold" style:font-size-asian="96pt" style:font-weight-asian="bold" style:font-size-complex="96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2pt" style:font-size-asian="22pt" style:font-size-complex="22pt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 style:list-style-name="L1"/>
    <style:style style:name="P9" style:family="paragraph" style:parent-style-name="Table_20_Contents" style:list-style-name="L2"/>
    <style:style style:name="P10" style:family="paragraph" style:parent-style-name="Table_20_Contents" style:list-style-name="L3"/>
    <style:style style:name="P11" style:family="paragraph" style:parent-style-name="Table_20_Contents" style:list-style-name="L4"/>
    <style:style style:name="P12" style:family="paragraph" style:parent-style-name="Table_20_Contents" style:list-style-name="L5"/>
    <style:style style:name="P13" style:family="paragraph" style:parent-style-name="Heading_20_1">
      <style:paragraph-properties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 Cases</text:p>
      <text:p text:style-name="P2"/>
      <text:p text:style-name="P3">T@tris</text:p>
      <text:p text:style-name="P7">Iteration 1.0.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reated by: Edwin Derks</text:p>
      <text:h text:style-name="P13" text:outline-level="1">Use Cases</text:h>
      <text:p text:style-name="Text_20_body">This document describes the functions of the game that are applicable to the sprints defined in the Plan of Approach document.</text:p>
      <text:p text:style-name="Text_20_body"/>
      <text:p text:style-name="Text_20_body"/>
      <text:p text:style-name="Text_20_body"/>
      <text:h text:style-name="Heading_20_2" text:outline-level="2">Use Case Templat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Use Case</text:p>
          </table:table-cell>
          <table:table-cell table:style-name="Table1.B1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>Vers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re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Post Situ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Alternative Flows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h text:style-name="P13" text:outline-level="1">Use Cases Sprint 1.0.0</text:h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Use Case</text:p>
          </table:table-cell>
          <table:table-cell table:style-name="Table2.B1" office:value-type="string">
            <text:p text:style-name="P6">Initialize Tetris Game</text:p>
          </table:table-cell>
        </table:table-row>
        <table:table-row>
          <table:table-cell table:style-name="Table2.A2" office:value-type="string">
            <text:p text:style-name="P5">Version</text:p>
          </table:table-cell>
          <table:table-cell table:style-name="Table2.B2" office:value-type="string">
            <text:p text:style-name="Table_20_Contents">0.1.1</text:p>
          </table:table-cell>
        </table:table-row>
        <table:table-row>
          <table:table-cell table:style-name="Table2.A2" office:value-type="string">
            <text:p text:style-name="P5">Actor</text:p>
          </table:table-cell>
          <table:table-cell table:style-name="Table2.B2" office:value-type="string">
            <text:p text:style-name="Table_20_Contents">System</text:p>
          </table:table-cell>
        </table:table-row>
        <table:table-row>
          <table:table-cell table:style-name="Table2.A2" office:value-type="string">
            <text:p text:style-name="P5">Pre Situation</text:p>
          </table:table-cell>
          <table:table-cell table:style-name="Table2.B2" office:value-type="string">
            <text:p text:style-name="Table_20_Contents">Tetris game not running</text:p>
          </table:table-cell>
        </table:table-row>
        <table:table-row>
          <table:table-cell table:style-name="Table2.A2" office:value-type="string">
            <text:p text:style-name="P5">Post Situation</text:p>
          </table:table-cell>
          <table:table-cell table:style-name="Table2.B2" office:value-type="string">
            <text:p text:style-name="Table_20_Contents">Tetris game running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list xml:id="list3263019346396299954" text:style-name="L1">
              <text:list-item>
                <text:p text:style-name="P8">System starts Tetris Engine</text:p>
              </text:list-item>
              <text:list-item>
                <text:p text:style-name="P8">Engine stands by to perform tasks</text:p>
              </text:list-item>
            </text:list>
          </table:table-cell>
        </table:table-row>
        <table:table-row>
          <table:table-cell table:style-name="Table2.A2" office:value-type="string">
            <text:p text:style-name="P5">Alternative Flows</text:p>
          </table:table-cell>
          <table:table-cell table:style-name="Table2.B2" office:value-type="string">
            <text:list xml:id="list4418505821886494824" text:style-name="L2">
              <text:list-item>
                <text:p text:style-name="P9">Error while starting or running Tetris Engine</text:p>
                <text:list>
                  <text:list-item>
                    <text:p text:style-name="P9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Use Case</text:p>
          </table:table-cell>
          <table:table-cell table:style-name="Table3.B1" office:value-type="string">
            <text:p text:style-name="P6">Tetris Engine Perform Command</text:p>
          </table:table-cell>
        </table:table-row>
        <table:table-row>
          <table:table-cell table:style-name="Table3.A2" office:value-type="string">
            <text:p text:style-name="P5">Version</text:p>
          </table:table-cell>
          <table:table-cell table:style-name="Table3.B2" office:value-type="string">
            <text:p text:style-name="Table_20_Contents">0.1.1</text:p>
          </table:table-cell>
        </table:table-row>
        <table:table-row>
          <table:table-cell table:style-name="Table3.A2" office:value-type="string">
            <text:p text:style-name="P5">Actor</text:p>
          </table:table-cell>
          <table:table-cell table:style-name="Table3.B2" office:value-type="string">
            <text:p text:style-name="Table_20_Contents">System</text:p>
          </table:table-cell>
        </table:table-row>
        <table:table-row>
          <table:table-cell table:style-name="Table3.A2" office:value-type="string">
            <text:p text:style-name="P5">Pre Situation</text:p>
          </table:table-cell>
          <table:table-cell table:style-name="Table3.B2" office:value-type="string">
            <text:p text:style-name="Table_20_Contents">Tetris game running</text:p>
          </table:table-cell>
        </table:table-row>
        <table:table-row>
          <table:table-cell table:style-name="Table3.A2" office:value-type="string">
            <text:p text:style-name="P5">Post Situation</text:p>
          </table:table-cell>
          <table:table-cell table:style-name="Table3.B2" office:value-type="string">
            <text:p text:style-name="Table_20_Contents">Tetris game running with tasks finished successfully</text:p>
          </table:table-cell>
        </table:table-row>
        <table:table-row>
          <table:table-cell table:style-name="Table3.A2" office:value-type="string">
            <text:p text:style-name="P5">Normal Flow</text:p>
          </table:table-cell>
          <table:table-cell table:style-name="Table3.B2" office:value-type="string">
            <text:list xml:id="list525698359430591171" text:style-name="L3">
              <text:list-item>
                <text:p text:style-name="P10">Tetris Engine moves an object over a virtual grid by updating the locations of the grid. The commands are given by the engine itself.</text:p>
              </text:list-item>
              <text:list-item>
                <text:p text:style-name="P10">The engine will stop moving the object when it blocks or interrupted.</text:p>
              </text:list-item>
            </text:list>
          </table:table-cell>
        </table:table-row>
        <table:table-row>
          <table:table-cell table:style-name="Table3.A2" office:value-type="string">
            <text:p text:style-name="P5">Alternative Flows</text:p>
          </table:table-cell>
          <table:table-cell table:style-name="Table3.B2" office:value-type="string">
            <text:list xml:id="list7422409325405229159" text:style-name="L4">
              <text:list-item>
                <text:p text:style-name="P11">Virtual grid state is not updated correctly</text:p>
                <text:list>
                  <text:list-item>
                    <text:p text:style-name="P11">Game shuts down</text:p>
                  </text:list-item>
                </text:list>
              </text:list-item>
              <text:list-item>
                <text:p text:style-name="P11">Tetris Engine tries to move object out of grid boundaries</text:p>
                <text:list>
                  <text:list-item>
                    <text:p text:style-name="P11">Game shuts down</text:p>
                  </text:list-item>
                </text:list>
              </text:list-item>
            </text:list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Use Case</text:p>
          </table:table-cell>
          <table:table-cell table:style-name="Table4.B1" office:value-type="string">
            <text:p text:style-name="P6">Tetris Engine Move Composite Object</text:p>
          </table:table-cell>
        </table:table-row>
        <table:table-row>
          <table:table-cell table:style-name="Table4.A2" office:value-type="string">
            <text:p text:style-name="P5">Version</text:p>
          </table:table-cell>
          <table:table-cell table:style-name="Table4.B2" office:value-type="string">
            <text:p text:style-name="Table_20_Contents">0.1.2</text:p>
          </table:table-cell>
        </table:table-row>
        <table:table-row>
          <table:table-cell table:style-name="Table4.A2" office:value-type="string">
            <text:p text:style-name="P5">Actor</text:p>
          </table:table-cell>
          <table:table-cell table:style-name="Table4.B2" office:value-type="string">
            <text:p text:style-name="Table_20_Contents">System</text:p>
          </table:table-cell>
        </table:table-row>
        <table:table-row>
          <table:table-cell table:style-name="Table4.A2" office:value-type="string">
            <text:p text:style-name="P5">Pre Situation</text:p>
          </table:table-cell>
          <table:table-cell table:style-name="Table4.B2" office:value-type="string">
            <text:p text:style-name="Table_20_Contents">Tetris game running</text:p>
          </table:table-cell>
        </table:table-row>
        <table:table-row>
          <table:table-cell table:style-name="Table4.A2" office:value-type="string">
            <text:p text:style-name="P5">Post Situation</text:p>
          </table:table-cell>
          <table:table-cell table:style-name="Table4.B2" office:value-type="string">
            <text:p text:style-name="Table_20_Contents">Tetris game running with tasks finished successfully</text:p>
          </table:table-cell>
        </table:table-row>
        <table:table-row>
          <table:table-cell table:style-name="Table4.A2" office:value-type="string">
            <text:p text:style-name="P5">Normal Flow</text:p>
          </table:table-cell>
          <table:table-cell table:style-name="Table4.B2" office:value-type="string">
            <text:list xml:id="list6915337892772034697" text:style-name="L5">
              <text:list-item>
                <text:p text:style-name="P12">The Tetris engine obtains a composite Tetris object</text:p>
              </text:list-item>
              <text:list-item>
                <text:p text:style-name="P12">The object is handed to the command processor</text:p>
              </text:list-item>
              <text:list-item>
                <text:p text:style-name="P12">The command processor analyzes the object and determines the set of move commands to move the object as a whole.</text:p>
              </text:list-item>
              <text:list-item>
                <text:p text:style-name="P12">The command processor checks if every new position is not blocked and inside the grid</text:p>
              </text:list-item>
              <text:list-item>
                <text:p text:style-name="P12">The command processor moves the object as a whole</text:p>
              </text:list-item>
            </text:list>
          </table:table-cell>
        </table:table-row>
        <table:table-row>
          <table:table-cell table:style-name="Table4.A2" office:value-type="string">
            <text:p text:style-name="P5">Alternative Flows</text:p>
          </table:table-cell>
          <table:table-cell table:style-name="Table4.B2" office:value-type="string">
            <text:list xml:id="list42309514" text:continue-list="list7422409325405229159" text:style-name="L4">
              <text:list-item text:start-value="1">
                <text:p text:style-name="P11">It is detected that new object position is not possible due to other object or grid boundaries</text:p>
                <text:list>
                  <text:list-item>
                    <text:p text:style-name="P11">Object is released from control by the Tetris engine</text:p>
                  </text:list-item>
                </text:list>
              </text:list-item>
              <text:list-item>
                <text:p text:style-name="P11">Virtual grid state is not updated correctly</text:p>
                <text:list>
                  <text:list-item>
                    <text:p text:style-name="P11">Game shuts down</text:p>
                  </text:list-item>
                </text:list>
              </text:list-item>
              <text:list-item>
                <text:p text:style-name="P11">Tetris Engine moves object out of grid boundaries</text:p>
                <text:list>
                  <text:list-item>
                    <text:p text:style-name="P11">Game shuts down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ans" svg:font-family="'Liberation Sans'" style:font-family-generic="swiss"/>
    <style:font-face style:name="Umpush" svg:font-family="Umpush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1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in </meta:initial-creator>
    <meta:creation-date>2013-04-26T10:54:10</meta:creation-date>
    <meta:generator>OpenOffice/4.1.1$Win32 OpenOffice.org_project/411m6$Build-9775</meta:generator>
    <dc:date>2015-11-18T22:14:23.05</dc:date>
    <dc:creator>Edwin Derks</dc:creator>
    <meta:editing-duration>PT17M54S</meta:editing-duration>
    <meta:editing-cycles>11</meta:editing-cycles>
    <meta:document-statistic meta:table-count="4" meta:image-count="0" meta:object-count="0" meta:page-count="4" meta:paragraph-count="72" meta:word-count="339" meta:character-count="1934"/>
  </office:meta>
</office:document-meta>
</file>